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dcode" svg:font-family="ldcode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dcode" fo:font-size="120pt" style:font-size-asian="120pt" style:font-size-complex="120pt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8pt" style:font-size-asian="18pt" style:font-size-complex="18pt"/>
    </style:style>
    <style:style style:name="T3" style:family="text">
      <style:text-properties style:font-name="DejaVu Serif" fo:font-size="48pt" style:font-size-asian="48pt" style:font-size-complex="48pt"/>
    </style:style>
    <style:style style:name="T4" style:family="text">
      <style:text-properties style:font-name="DejaVu Serif"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<text:span text:style-name="T4">Va Factura</text:span></text:p>
      <text:p text:style-name="P1"/>
      <text:p text:style-name="P1">D <text:span text:style-name="T4">Con Sobre</text:span></text:p>
      <text:p text:style-name="P1"/>
      <text:p text:style-name="P1">E <text:span text:style-name="T4">Cliente Nue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dcode" svg:font-family="ldcode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Roldan</meta:initial-creator>
    <meta:creation-date>2010-11-04T18:58:43</meta:creation-date>
    <meta:document-statistic meta:table-count="0" meta:image-count="0" meta:object-count="0" meta:page-count="1" meta:paragraph-count="3" meta:word-count="9" meta:character-count="38"/>
    <dc:date>2010-11-04T19:02:30</dc:date>
    <dc:creator>Eduardo Roldan</dc:creator>
    <meta:editing-duration>PT00H03M53S</meta:editing-duration>
    <meta:editing-cycles>1</meta:editing-cycles>
    <meta:generator>OpenOffice.org/3.1$Linux OpenOffice.org_project/310m19$Build-9420</meta:generator>
  </office:meta>
</office:document-meta>
</file>